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treamlit as st</text:p>
      <text:p text:style-name="Standard">import pandas as pd</text:p>
      <text:p text:style-name="Standard">import plotly.graph_objects as go</text:p>
      <text:p text:style-name="Standard"/>
      <text:p text:style-name="Standard"># --- CONFIGURAÇÃO DA PÁGINA ---</text:p>
      <text:p text:style-name="Standard">st.set_page_config(</text:p>
      <text:p text:style-name="Standard"><text:s text:c="4"/>page_title="Calculadora de Risco Renal (IQR-BR)",</text:p>
      <text:p text:style-name="Standard"><text:s text:c="4"/>page_icon="🩺",</text:p>
      <text:p text:style-name="Standard"><text:s text:c="4"/>layout="wide",</text:p>
      <text:p text:style-name="Standard"><text:s text:c="4"/>initial_sidebar_state="expanded"</text:p>
      <text:p text:style-name="Standard">)</text:p>
      <text:p text:style-name="Standard"/>
      <text:p text:style-name="Standard"># --- FUNÇÃO DE CÁLCULO DO SCORE (MOTOR DA APLICAÇÃO) ---</text:p>
      <text:p text:style-name="Standard">def calcular_score_risco(idade, creatinina, has, dm, tempo_isquemia, pcr, hcv):</text:p>
      <text:p text:style-name="Standard"><text:s text:c="4"/>"""</text:p>
      <text:p text:style-name="Standard"><text:s text:c="4"/>Calcula um score de risco para o rim do doador com base em 7 fatores.</text:p>
      <text:p text:style-name="Standard"><text:s text:c="4"/>Os pesos são baseados em Hazard Ratios (HR) e riscos relativos da literatura.</text:p>
      <text:p text:style-name="Standard"><text:s text:c="4"/>"""</text:p>
      <text:p text:style-name="Standard"><text:s text:c="4"/>pontos = 0</text:p>
      <text:p text:style-name="Standard"><text:s text:c="4"/>fatores_risco = {}</text:p>
      <text:p text:style-name="Standard"><text:soft-page-break/></text:p>
      <text:p text:style-name="Standard"><text:s text:c="4"/># 1. Idade do Doador</text:p>
      <text:p text:style-name="Standard"><text:s text:c="4"/>if 40 &lt;= idade &lt;= 49:</text:p>
      <text:p text:style-name="Standard"><text:s text:c="8"/>pontos_idade = 15</text:p>
      <text:p text:style-name="Standard"><text:s text:c="4"/>elif 50 &lt;= idade &lt;= 59:</text:p>
      <text:p text:style-name="Standard"><text:s text:c="8"/>pontos_idade = 25</text:p>
      <text:p text:style-name="Standard"><text:s text:c="4"/>elif idade &gt;= 60:</text:p>
      <text:p text:style-name="Standard"><text:s text:c="8"/>pontos_idade = 40</text:p>
      <text:p text:style-name="Standard"><text:s text:c="4"/>else:</text:p>
      <text:p text:style-name="Standard"><text:s text:c="8"/>pontos_idade = 0</text:p>
      <text:p text:style-name="Standard"><text:s text:c="4"/>if pontos_idade &gt; 0:</text:p>
      <text:p text:style-name="Standard"><text:s text:c="8"/>fatores_risco['Idade'] = pontos_idade</text:p>
      <text:p text:style-name="Standard"/>
      <text:p text:style-name="Standard"><text:s text:c="4"/># 2. Creatinina Sérica</text:p>
      <text:p text:style-name="Standard"><text:s text:c="4"/>if 1.5 &lt;= creatinina &lt;= 2.5:</text:p>
      <text:p text:style-name="Standard"><text:s text:c="8"/>pontos_creatinina = 20</text:p>
      <text:p text:style-name="Standard"><text:s text:c="4"/>elif creatinina &gt; 2.5:</text:p>
      <text:p text:style-name="Standard"><text:s text:c="8"/>pontos_creatinina = 35</text:p>
      <text:p text:style-name="Standard"><text:s text:c="4"/>else:</text:p>
      <text:p text:style-name="Standard"><text:s text:c="8"/>pontos_creatinina = 0</text:p>
      <text:p text:style-name="Standard"><text:s text:c="4"/>if pontos_creatinina &gt; 0:</text:p>
      <text:p text:style-name="Standard"><text:soft-page-break/><text:s text:c="8"/>fatores_risco['Creatinina'] = pontos_creatinina</text:p>
      <text:p text:style-name="Standard"/>
      <text:p text:style-name="Standard"><text:s text:c="4"/># 3. Histórico de Hipertensão (HAS)</text:p>
      <text:p text:style-name="Standard"><text:s text:c="4"/>if has:</text:p>
      <text:p text:style-name="Standard"><text:s text:c="8"/>pontos_has = 25</text:p>
      <text:p text:style-name="Standard"><text:s text:c="8"/>fatores_risco['Hipertensão'] = pontos_has</text:p>
      <text:p text:style-name="Standard"><text:s text:c="4"/></text:p>
      <text:p text:style-name="Standard"><text:s text:c="4"/># 4. Histórico de Diabetes (DM)</text:p>
      <text:p text:style-name="Standard"><text:s text:c="4"/>if dm:</text:p>
      <text:p text:style-name="Standard"><text:s text:c="8"/>pontos_dm = 30</text:p>
      <text:p text:style-name="Standard"><text:s text:c="8"/>fatores_risco['Diabetes'] = pontos_dm</text:p>
      <text:p text:style-name="Standard"/>
      <text:p text:style-name="Standard"><text:s text:c="4"/># 5. Tempo de Isquemia Fria</text:p>
      <text:p text:style-name="Standard"><text:s text:c="4"/>if 12 &lt;= tempo_isquemia &lt;= 20:</text:p>
      <text:p text:style-name="Standard"><text:s text:c="8"/>pontos_isquemia = 15</text:p>
      <text:p text:style-name="Standard"><text:s text:c="4"/>elif 21 &lt;= tempo_isquemia &lt;= 28:</text:p>
      <text:p text:style-name="Standard"><text:s text:c="8"/>pontos_isquemia = 25</text:p>
      <text:p text:style-name="Standard"><text:s text:c="4"/>elif tempo_isquemia &gt; 28:</text:p>
      <text:p text:style-name="Standard"><text:s text:c="8"/>pontos_isquemia = 35</text:p>
      <text:p text:style-name="Standard"><text:s text:c="4"/>else:</text:p>
      <text:p text:style-name="Standard"><text:s text:c="8"/>pontos_isquemia = 0</text:p>
      <text:p text:style-name="Standard"><text:soft-page-break/><text:s text:c="4"/>if pontos_isquemia &gt; 0:</text:p>
      <text:p text:style-name="Standard"><text:s text:c="8"/>fatores_risco['Tempo de Isquemia'] = pontos_isquemia</text:p>
      <text:p text:style-name="Standard"/>
      <text:p text:style-name="Standard"><text:s text:c="4"/># 6. Parada Cardiorrespiratória (PCR)</text:p>
      <text:p text:style-name="Standard"><text:s text:c="4"/>if pcr:</text:p>
      <text:p text:style-name="Standard"><text:s text:c="8"/>pontos_pcr = 15</text:p>
      <text:p text:style-name="Standard"><text:s text:c="8"/>fatores_risco['PCR'] = pontos_pcr</text:p>
      <text:p text:style-name="Standard"/>
      <text:p text:style-name="Standard"><text:s text:c="4"/># 7. Sorologia para Hepatite C (Anti-HCV)</text:p>
      <text:p text:style-name="Standard"><text:s text:c="4"/>if hcv:</text:p>
      <text:p text:style-name="Standard"><text:s text:c="8"/>pontos_hcv = 10</text:p>
      <text:p text:style-name="Standard"><text:s text:c="8"/>fatores_risco['Hepatite C'] = pontos_hcv</text:p>
      <text:p text:style-name="Standard"/>
      <text:p text:style-name="Standard"><text:s text:c="4"/># Soma total dos pontos</text:p>
      <text:p text:style-name="Standard"><text:s text:c="4"/>score_bruto = sum(fatores_risco.values())</text:p>
      <text:p text:style-name="Standard"><text:s text:c="4"/></text:p>
      <text:p text:style-name="Standard"><text:s text:c="4"/># Normalização do score para uma escala de 0 a 100</text:p>
      <text:p text:style-name="Standard"><text:s text:c="4"/># O score máximo possível é a soma de todos os maiores pesos: 40+35+25+30+35+15+10 = 190</text:p>
      <text:p text:style-name="Standard"><text:s text:c="4"/>score_maximo_possivel = 190</text:p>
      <text:p text:style-name="Standard"><text:s text:c="4"/>score_percentual = (score_bruto / score_maximo_possivel) * 100</text:p>
      <text:p text:style-name="Standard"><text:s text:c="4"/></text:p>
      <text:p text:style-name="Standard"><text:soft-page-break/><text:s text:c="4"/>return score_percentual, fatores_risco</text:p>
      <text:p text:style-name="Standard"/>
      <text:p text:style-name="Standard"># --- INTERFACE DO USUÁRIO (UI) ---</text:p>
      <text:p text:style-name="Standard"/>
      <text:p text:style-name="Standard">st.title("🩺 Calculadora de Risco para Transplante Renal")</text:p>
      <text:p text:style-name="Standard">st.markdown("Protótipo do **Índice de Qualidade Renal - Brasil (IQR-BR)** para avaliação de doadores falecidos.")</text:p>
      <text:p text:style-name="Standard"/>
      <text:p text:style-name="Standard"># --- PAINEL LATERAL PARA ENTRADA DE DADOS ---</text:p>
      <text:p text:style-name="Standard">with st.sidebar:</text:p>
      <text:p text:style-name="Standard"><text:s text:c="4"/>st.header("Parâmetros do Doador")</text:p>
      <text:p text:style-name="Standard"/>
      <text:p text:style-name="Standard"><text:s text:c="4"/>idade = st.number_input("Idade do Doador (anos)", min_value=0, max_value=100, value=50, step=1)</text:p>
      <text:p text:style-name="Standard"><text:s text:c="4"/>creatinina = st.number_input("Creatinina Sérica na Captação (mg/dL)", min_value=0.1, max_value=10.0, value=1.2, step=0.1)</text:p>
      <text:p text:style-name="Standard"><text:s text:c="4"/>tempo_isquemia = st.number_input("Tempo de Isquemia Fria (horas)", min_value=0, max_value=72, value=18, step=1)</text:p>
      <text:p text:style-name="Standard"><text:s text:c="4"/></text:p>
      <text:p text:style-name="Standard"><text:s text:c="4"/>st.markdown("---")</text:p>
      <text:p text:style-name="Standard"><text:s text:c="4"/></text:p>
      <text:p text:style-name="Standard"><text:s text:c="4"/>has = st.radio("Histórico de Hipertensão (HAS)?", ("Não", "Sim"), index=0)</text:p>
      <text:p text:style-name="Standard"><text:s text:c="4"/>dm = st.radio("Histórico de Diabetes (DM)?", ("Não", "Sim"), index=0)</text:p>
      <text:p text:style-name="Standard"><text:s text:c="4"/>pcr = st.radio("Ocorrência de PCR pré-doação?", ("Não", "Sim"), index=0)</text:p>
      <text:p text:style-name="Standard"><text:s text:c="4"/>hcv = st.radio("Sorologia Anti-HCV Positiva?", ("Não", "Sim"), index=0)</text:p>
      <text:p text:style-name="Standard"><text:soft-page-break/></text:p>
      <text:p text:style-name="Standard"># Conversão das respostas de rádio para booleano</text:p>
      <text:p text:style-name="Standard">has_bool = (has == "Sim")</text:p>
      <text:p text:style-name="Standard">dm_bool = (dm == "Sim")</text:p>
      <text:p text:style-name="Standard">pcr_bool = (pcr == "Sim")</text:p>
      <text:p text:style-name="Standard">hcv_bool = (hcv == "Sim")</text:p>
      <text:p text:style-name="Standard"/>
      <text:p text:style-name="Standard"># --- ÁREA PRINCIPAL PARA EXIBIÇÃO DOS RESULTADOS ---</text:p>
      <text:p text:style-name="Standard">score, fatores = calcular_score_risco(idade, creatinina, has_bool, dm_bool, tempo_isquemia, pcr_bool, hcv_bool)</text:p>
      <text:p text:style-name="Standard"/>
      <text:p text:style-name="Standard">st.markdown("---")</text:p>
      <text:p text:style-name="Standard">st.header("Resultados da Avaliação")</text:p>
      <text:p text:style-name="Standard"/>
      <text:p text:style-name="Standard">col1, col2 = st.columns([2, 3])</text:p>
      <text:p text:style-name="Standard"/>
      <text:p text:style-name="Standard">with col1:</text:p>
      <text:p text:style-name="Standard"><text:s text:c="4"/>st.subheader("Score de Risco (IQR-BR)")</text:p>
      <text:p text:style-name="Standard"><text:s text:c="4"/></text:p>
      <text:p text:style-name="Standard"><text:s text:c="4"/># Exibe o score com cor indicativa</text:p>
      <text:p text:style-name="Standard"><text:s text:c="4"/>if score &lt; 30:</text:p>
      <text:p text:style-name="Standard"><text:s text:c="8"/>st.markdown(f"&lt;h1 style='text-align: center; color: green;'&gt;{score:.0f}%&lt;/h1&gt;", unsafe_allow_html=True)</text:p>
      <text:p text:style-name="Standard"><text:soft-page-break/><text:s text:c="8"/>st.success("**RISCO BAIXO:** Perfil favorável, associado a maior expectativa de sobrevida do enxerto.")</text:p>
      <text:p text:style-name="Standard"><text:s text:c="4"/>elif 30 &lt;= score &lt; 60:</text:p>
      <text:p text:style-name="Standard"><text:s text:c="8"/>st.markdown(f"&lt;h1 style='text-align: center; color: orange;'&gt;{score:.0f}%&lt;/h1&gt;", unsafe_allow_html=True)</text:p>
      <text:p text:style-name="Standard"><text:s text:c="8"/>st.warning("**RISCO MODERADO:** Presença de fatores de risco que podem impactar a sobrevida do enxerto. Avaliar com cautela.")</text:p>
      <text:p text:style-name="Standard"><text:s text:c="4"/>else:</text:p>
      <text:p text:style-name="Standard"><text:s text:c="8"/>st.markdown(f"&lt;h1 style='text-align: center; color: red;'&gt;{score:.0f}%&lt;/h1&gt;", unsafe_allow_html=True)</text:p>
      <text:p text:style-name="Standard"><text:s text:c="8"/>st.error("**RISCO ALTO:** Múltiplos fatores de risco significativos. Associado a menor expectativa de sobrevida do enxerto.")</text:p>
      <text:p text:style-name="Standard"/>
      <text:p text:style-name="Standard">with col2:</text:p>
      <text:p text:style-name="Standard"><text:s text:c="4"/>st.subheader("Contribuição por Fator de Risco")</text:p>
      <text:p text:style-name="Standard"><text:s text:c="4"/>if not fatores:</text:p>
      <text:p text:style-name="Standard"><text:s text:c="8"/>st.info("Nenhum fator de risco significativo identificado para este doador.")</text:p>
      <text:p text:style-name="Standard"><text:s text:c="4"/>else:</text:p>
      <text:p text:style-name="Standard"><text:s text:c="8"/># Cria um DataFrame para o gráfico</text:p>
      <text:p text:style-name="Standard"><text:s text:c="8"/>df_fatores = pd.DataFrame(list(fatores.items()), columns=['Fator', 'Pontos'])</text:p>
      <text:p text:style-name="Standard"><text:s text:c="8"/>df_fatores = df_fatores.sort_values(by='Pontos', ascending=True)</text:p>
      <text:p text:style-name="Standard"/>
      <text:p text:style-name="Standard"><text:s text:c="8"/># Cria o gráfico de barras horizontais</text:p>
      <text:p text:style-name="Standard"><text:s text:c="8"/>fig = go.Figure(go.Bar(</text:p>
      <text:p text:style-name="Standard"><text:s text:c="12"/>x=df_fatores['Pontos'],</text:p>
      <text:p text:style-name="Standard"><text:s text:c="12"/>y=df_fatores['Fator'],</text:p>
      <text:p text:style-name="Standard"><text:soft-page-break/><text:s text:c="12"/>orientation='h',</text:p>
      <text:p text:style-name="Standard"><text:s text:c="12"/>marker_color='#0068c9'</text:p>
      <text:p text:style-name="Standard"><text:s text:c="8"/>))</text:p>
      <text:p text:style-name="Standard"><text:s text:c="8"/>fig.update_layout(</text:p>
      <text:p text:style-name="Standard"><text:s text:c="12"/>title="Pontuação de Risco por Fator",</text:p>
      <text:p text:style-name="Standard"><text:s text:c="12"/>xaxis_title="Pontos de Risco (maior = pior)",</text:p>
      <text:p text:style-name="Standard"><text:s text:c="12"/>yaxis_title="",</text:p>
      <text:p text:style-name="Standard"><text:s text:c="12"/>height=300,</text:p>
      <text:p text:style-name="Standard"><text:s text:c="12"/>margin=dict(l=10, r=10, t=40, b=10)</text:p>
      <text:p text:style-name="Standard"><text:s text:c="8"/>)</text:p>
      <text:p text:style-name="Standard"><text:s text:c="8"/>st.plotly_chart(fig, use_container_width=True)</text:p>
      <text:p text:style-name="Standard"/>
      <text:p text:style-name="Standard"># --- SEÇÃO DE REFERÊNCIAS ---</text:p>
      <text:p text:style-name="Standard">st.markdown("---")</text:p>
      <text:p text:style-name="Standard">with st.expander("📚 Referências e Metodologia", expanded=False):</text:p>
      <text:p text:style-name="Standard"><text:s text:c="4"/>st.markdown("""</text:p>
      <text:p text:style-name="Standard"><text:s text:c="4"/>Este modelo calcula um score de risco somando pontos atribuídos a cada fator de risco. Os pesos foram definidos com base em uma análise da literatura médica, que quantifica o impacto de cada fator na sobrevida do enxerto renal através de Hazard Ratios (HR) e Riscos Relativos (RR).</text:p>
      <text:p text:style-name="Standard"/>
      <text:p text:style-name="Standard"><text:s text:c="4"/>**Principais fontes consultadas:**</text:p>
      <text:p text:style-name="Standard"><text:s text:c="4"/>1. <text:s/>**Idade do Doador:** Massie, A. B., &amp; Segev, D. L. (2014). *Assessing kidney donor risk: the new kidney donor profile index*. Current opinion in organ transplantation.</text:p>
      <text:p text:style-name="Standard"><text:s text:c="4"/>2. <text:s/>**Hipertensão e Diabetes:** Kayler, L. K., et al. (2011). *Outcomes and costs of dual-kidney transplantation from elderly diabetic donors*. American Journal of Transplantation.</text:p>
      <text:p text:style-name="Standard"><text:soft-page-break/><text:s text:c="4"/>3. <text:s/>**Tempo de Isquemia Fria:** Salahudeen, A. K., et al. (2014). *Cold ischemia time and allograft outcomes in deceased donor kidney transplantation: a meta-analysis*. Transplantation.</text:p>
      <text:p text:style-name="Standard"><text:s text:c="4"/>4. <text:s/>**Creatinina Sérica:** Um estudo brasileiro (Pestana, J. O. M., et al.) mostrou que a creatinina do doador é um fator preditor para a função do enxerto.</text:p>
      <text:p text:style-name="Standard"><text:s text:c="4"/>5. <text:s/>**Doador com Morte Circulatória (PCR):** Summers, D. M., et al. (2010). *Kidney donation after circulatory death (DCD): state of the art*. Kidney international.</text:p>
      <text:p text:style-name="Standard"/>
      <text:p text:style-name="Standard"><text:s text:c="4"/>**Aviso:** Este é um protótipo para fins de demonstração e não substitui a avaliação clínica profissional.</text:p>
      <text:p text:style-name="Standard"><text:s text:c="4"/>"""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0" meta:word-count="843" meta:character-count="6873" meta:non-whitespace-character-count="5463"/>
    <meta:generator>LibreOfficeDev/6.0.5.2$Linux_X86_64 LibreOffice_project/</meta:generator>
  </office:meta>
</office:document-meta>
</file>